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6699" draw:textarea-horizontal-align="justify" draw:textarea-vertical-align="middle" draw:auto-grow-height="false" fo:min-height="8.944cm" fo:min-width="5.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fill-color="#3399ff" draw:textarea-horizontal-align="justify" draw:textarea-vertical-align="middle" draw:auto-grow-height="false" fo:min-height="7.034cm" fo:min-width="4.804cm"/>
    </style:style>
    <style:style style:name="gr4" style:family="graphic" style:parent-style-name="standard">
      <style:graphic-properties svg:stroke-color="#009933" draw:fill-color="#009933" draw:textarea-horizontal-align="justify" draw:textarea-vertical-align="middle" draw:auto-grow-height="false" fo:min-height="4.984cm" fo:min-width="3.672cm"/>
    </style:style>
    <style:style style:name="gr5" style:family="graphic" style:parent-style-name="standard">
      <style:graphic-properties svg:stroke-color="#cc0000" draw:fill-color="#990000" draw:textarea-horizontal-align="justify" draw:textarea-vertical-align="middle" draw:auto-grow-height="false" fo:min-height="3.286cm" fo:min-width="2.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1" style:family="paragraph">
      <loext:graphic-properties draw:fill-color="#0066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00" fo:background-color="#ffff00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-color="#009933"/>
      <style:paragraph-properties fo:text-align="center"/>
    </style:style>
    <style:style style:name="P6" style:family="paragraph">
      <loext:graphic-properties draw:fill-color="#990000"/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00" fo:background-color="transparent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="none" draw:fill-color="#ffffff"/>
      <style:paragraph-properties fo:text-align="center"/>
      <style:text-properties fo:color="#ffff00"/>
    </style:style>
    <style:style style:name="P10" style:family="paragraph">
      <loext:graphic-properties draw:fill="none" draw:fill-color="#ffffff"/>
      <style:paragraph-properties fo:text-align="center"/>
      <style:text-properties fo:color="#ffffff" fo:background-color="#ffffff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13cm" svg:x="0.4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6cm" svg:height="1.673cm" svg:x="1.9cm" svg:y="1.1cm">
          <draw:text-box>
            <text:p text:style-name="P2"><text:span text:style-name="T1">Internet of Things</text:span></text:p>
            <text:p text:style-name="P2"><text:span text:style-name="T1">(IoT)</text:span></text:p>
          </draw:text-box>
        </draw:frame>
        <draw:custom-shape draw:style-name="gr3" draw:text-style-name="P4" draw:layer="layout" svg:width="7.5cm" svg:height="10.3cm" svg:x="0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9cm" svg:height="7.4cm" svg:x="1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2cm" svg:height="5cm" svg:x="2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5.7cm" svg:height="1.873cm" svg:x="1.7cm" svg:y="6.6cm">
          <draw:text-box>
            <text:p text:style-name="P2"><text:span text:style-name="T2">Large-scale robotic ensembles</text:span></text:p>
          </draw:text-box>
        </draw:frame>
        <draw:frame draw:style-name="gr6" draw:text-style-name="P9" draw:layer="layout" svg:width="5.7cm" svg:height="1.873cm" svg:x="1.707cm" svg:y="4.12cm">
          <draw:text-box>
            <text:p text:style-name="P8"><text:span text:style-name="T1">Internet of Robotic Things (IoRT)</text:span></text:p>
          </draw:text-box>
        </draw:frame>
        <draw:frame draw:style-name="gr7" draw:text-style-name="P10" draw:layer="layout" svg:width="5cm" svg:height="3.1cm" svg:x="2.2cm" svg:y="9.5cm">
          <draw:text-box>
            <text:p text:style-name="P8"><text:span text:style-name="T1">Applications: Programmable Matter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9:31:10.150405699</meta:creation-date>
    <dc:date>2017-11-22T12:00:05.901395502</dc:date>
    <meta:editing-duration>PT24M53S</meta:editing-duration>
    <meta:editing-cycles>5</meta:editing-cycles>
    <meta:generator>LibreOffice/5.1.6.2$Linux_X86_64 LibreOffice_project/10m0$Build-2</meta:generator>
    <meta:document-statistic meta:object-count="8"/>
  </office:meta>
</office:document-meta>
</file>